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38154"/>
          <table:table-cell office:value-type="float" office:value="2.2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700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40154"/>
          <table:table-cell office:value-type="float" office:value="2.23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700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42577"/>
          <table:table-cell office:value-type="float" office:value="2.23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00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57249"/>
          <table:table-cell office:value-type="float" office:value="2.4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700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42872"/>
          <table:table-cell office:value-type="float" office:value="2.256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700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72557"/>
          <table:table-cell office:value-type="float" office:value="2.54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00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5384"/>
          <table:table-cell office:value-type="float" office:value="2.386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700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57762"/>
          <table:table-cell office:value-type="float" office:value="2.41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700.0"/>
          <table:table-cell office:value-type="float" office:value="379494.0"/>
          <table:table-cell office:value-type="float" office:value="1495243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5945"/>
          <table:table-cell office:value-type="float" office:value="2.42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00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7059"/>
          <table:table-cell office:value-type="float" office:value="2.50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700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15643"/>
          <table:table-cell office:value-type="float" office:value="0.73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50.0"/>
          <table:table-cell office:value-type="float" office:value="104962.0"/>
          <table:table-cell office:value-type="float" office:value="407983.0"/>
          <table:table-cell office:value-type="float" office:value="914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50124"/>
          <table:table-cell office:value-type="float" office:value="0.77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50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36954"/>
          <table:table-cell office:value-type="float" office:value="0.67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50.0"/>
          <table:table-cell office:value-type="float" office:value="104962.0"/>
          <table:table-cell office:value-type="float" office:value="407983.0"/>
          <table:table-cell office:value-type="float" office:value="927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811502"/>
          <table:table-cell office:value-type="float" office:value="0.74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50.0"/>
          <table:table-cell office:value-type="float" office:value="104962.0"/>
          <table:table-cell office:value-type="float" office:value="407983.0"/>
          <table:table-cell office:value-type="float" office:value="910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85503"/>
          <table:table-cell office:value-type="float" office:value="0.79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50.0"/>
          <table:table-cell office:value-type="float" office:value="104962.0"/>
          <table:table-cell office:value-type="float" office:value="407983.0"/>
          <table:table-cell office:value-type="float" office:value="91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24143"/>
          <table:table-cell office:value-type="float" office:value="2.0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700.0"/>
          <table:table-cell office:value-type="float" office:value="298074.0"/>
          <table:table-cell office:value-type="float" office:value="1175925.0"/>
          <table:table-cell office:value-type="float" office:value="1857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24697"/>
          <table:table-cell office:value-type="float" office:value="2.10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00.0"/>
          <table:table-cell office:value-type="float" office:value="298074.0"/>
          <table:table-cell office:value-type="float" office:value="1175924.0"/>
          <table:table-cell office:value-type="float" office:value="185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22229"/>
          <table:table-cell office:value-type="float" office:value="2.06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700.0"/>
          <table:table-cell office:value-type="float" office:value="298074.0"/>
          <table:table-cell office:value-type="float" office:value="1175924.0"/>
          <table:table-cell office:value-type="float" office:value="186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06622"/>
          <table:table-cell office:value-type="float" office:value="1.9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00.0"/>
          <table:table-cell office:value-type="float" office:value="298074.0"/>
          <table:table-cell office:value-type="float" office:value="1175924.0"/>
          <table:table-cell office:value-type="float" office:value="185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83385"/>
          <table:table-cell office:value-type="float" office:value="2.69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700.0"/>
          <table:table-cell office:value-type="float" office:value="298074.0"/>
          <table:table-cell office:value-type="float" office:value="1175926.0"/>
          <table:table-cell office:value-type="float" office:value="187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55788"/>
          <table:table-cell office:value-type="float" office:value="0.2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40.0"/>
          <table:table-cell office:value-type="float" office:value="32711.0"/>
          <table:table-cell office:value-type="float" office:value="127392.0"/>
          <table:table-cell office:value-type="float" office:value="454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08087"/>
          <table:table-cell office:value-type="float" office:value="0.20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40.0"/>
          <table:table-cell office:value-type="float" office:value="32711.0"/>
          <table:table-cell office:value-type="float" office:value="127392.0"/>
          <table:table-cell office:value-type="float" office:value="56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73103"/>
          <table:table-cell office:value-type="float" office:value="0.2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32711.0"/>
          <table:table-cell office:value-type="float" office:value="127392.0"/>
          <table:table-cell office:value-type="float" office:value="45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01624"/>
          <table:table-cell office:value-type="float" office:value="0.2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0.0"/>
          <table:table-cell office:value-type="float" office:value="32711.0"/>
          <table:table-cell office:value-type="float" office:value="127392.0"/>
          <table:table-cell office:value-type="float" office:value="57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43785"/>
          <table:table-cell office:value-type="float" office:value="0.1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40.0"/>
          <table:table-cell office:value-type="float" office:value="32711.0"/>
          <table:table-cell office:value-type="float" office:value="127392.0"/>
          <table:table-cell office:value-type="float" office:value="462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